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E000001B97CC9A91163E230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5950" officeooo:paragraph-rsid="00105950"/>
    </style:style>
    <style:style style:name="P2" style:family="paragraph" style:parent-style-name="Standard">
      <style:text-properties officeooo:rsid="00109235" officeooo:paragraph-rsid="00109235"/>
    </style:style>
    <style:style style:name="P3" style:family="paragraph" style:parent-style-name="Standard">
      <style:text-properties officeooo:rsid="00109235" officeooo:paragraph-rsid="00121069"/>
    </style:style>
    <style:style style:name="P4" style:family="paragraph" style:parent-style-name="Standard">
      <style:text-properties officeooo:rsid="00121069" officeooo:paragraph-rsid="00121069"/>
    </style:style>
    <style:style style:name="T1" style:family="text">
      <style:text-properties officeooo:rsid="001210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general para describir la arquitectura de la aplicación movil.</text:p>
      <text:p text:style-name="P1"/>
      <text:p text:style-name="P1"/>
      <text:p text:style-name="P2">A continuacion se presenta un diagrama en el cual se pueden apreciar las capas que tiene la aplicación. <text:span text:style-name="T1">(N-Capas)</text:span></text:p>
      <text:p text:style-name="P2"/>
      <text:p text:style-name="P2"/>
      <text:p text:style-name="P2"/>
      <text:p text:style-name="P1"><draw:frame draw:style-name="fr1" draw:name="Image1" text:anchor-type="paragraph" svg:width="3.6874in" svg:height="3.0909in" draw:z-index="0"><draw:image xlink:href="Pictures/100002010000020E000001B97CC9A91163E230E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apa de Vista: Responsabilidad Principal, Mostrar la informacion en la pantalla, recibir los Listener (acciones que se ejecutan al tocar la pantalla). En esta capa se encuentran Las Activities y Fragments</text:p>
      <text:p text:style-name="P2"/>
      <text:p text:style-name="P2">Capa de Presentacion: Capa Logica. Conectada con la Vista.</text:p>
      <text:p text:style-name="P2">Responsabilidad principal, Entregar la informacion necesaria para dar sentido a las vistas. Ademas es el encargado de conectarse con la capa REST (servicios web) y a la capa del <text:s/>DAO (Data Access Object).</text:p>
      <text:p text:style-name="P2">La informacion recibida es entregada a la capa de presentacion.</text:p>
      <text:p text:style-name="P2"/>
      <text:p text:style-name="P2">Capa Rest: Responsabilidad principal, manejar la conexión entre la aplicación y los servicios web externos a la misma.</text:p>
      <text:p text:style-name="P2"/>
      <text:p text:style-name="P3">Capa de <text:span text:style-name="T1">Modelo</text:span>: En esta capa se encuentra el <text:span text:style-name="T1">Modelo de dominio</text:span> es decir aquellas clases necesarias en nuestro modelo de negocios y el DAO. Encargado de realizar operaciones contra la base de datos del tlf.</text:p>
      <text:p text:style-name="P3"/>
      <text:p text:style-name="P3"/>
      <text:p text:style-name="P4">Se implemento el Patron MVP.</text:p>
      <text:p text:style-name="P4">Permitiendo separar las responsabilidades en la aplicación en las capas previamente menciona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5:29:35.750279213</meta:creation-date>
    <dc:date>2017-03-29T16:05:04.328647626</dc:date>
    <meta:editing-duration>PT2M41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1" meta:paragraph-count="10" meta:word-count="183" meta:character-count="1161" meta:non-whitespace-character-count="987"/>
  </office:meta>
</office:document-meta>
</file>